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BE00000274D6A60E023D08C834.png" manifest:media-type="image/png"/>
  <manifest:file-entry manifest:full-path="Pictures/100000000000072000000334DF9B0DCA50A9ED1D.png" manifest:media-type="image/png"/>
  <manifest:file-entry manifest:full-path="Pictures/100000000000052800000370B4629593BFC6E62F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044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fo:min-height="0.8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0.872cm" svg:x="1.4cm" svg:y="0.628cm" presentation:class="title" presentation:placeholder="true" presentation:user-transformed="true">
          <draw:text-box/>
        </draw:frame>
        <draw:frame draw:style-name="gr1" draw:text-style-name="P2" draw:layer="layout" svg:width="13.065cm" svg:height="8.71cm" svg:x="0.5cm" svg:y="7cm">
          <draw:image xlink:href="Pictures/100000000000052800000370B4629593BFC6E62F.png" xlink:type="simple" xlink:show="embed" xlink:actuate="onLoad" draw:mime-type="image/png">
            <text:p/>
          </draw:image>
        </draw:frame>
        <draw:frame draw:style-name="gr2" draw:text-style-name="P2" draw:layer="layout" svg:width="14.499cm" svg:height="8.691cm" svg:x="13.001cm" svg:y="1.609cm">
          <draw:image xlink:href="Pictures/100000000000072000000334DF9B0DCA50A9ED1D.png" xlink:type="simple" xlink:show="embed" xlink:actuate="onLoad" draw:mime-type="image/png">
            <text:p/>
          </draw:image>
        </draw:frame>
        <draw:frame draw:style-name="gr1" draw:text-style-name="P2" draw:layer="layout" svg:width="7.038cm" svg:height="6.296cm" svg:x="2.5cm" svg:y="0.5cm">
          <draw:image xlink:href="Pictures/10000001000002BE00000274D6A60E023D08C83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eraj Adsul</meta:initial-creator>
    <meta:creation-date>2024-12-03T17:36:27.906348065</meta:creation-date>
    <dc:date>2024-12-03T17:41:07.297769137</dc:date>
    <dc:creator>Neeraj Adsul</dc:creator>
    <meta:editing-duration>PT4M38S</meta:editing-duration>
    <meta:editing-cycles>4</meta:editing-cycles>
    <meta:generator>LibreOffice/7.6.0.3$MacOSX_AARCH64 LibreOffice_project/69edd8b8ebc41d00b4de3915dc82f8f0fc3b6265</meta:generator>
    <meta:document-statistic meta:object-count="27"/>
  </office:meta>
</office:document-meta>
</file>